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officeooo:paragraph-rsid="0051544a"/>
    </style:style>
    <style:style style:name="P61" style:family="paragraph" style:parent-style-name="Standard" style:list-style-name="L5">
      <style:text-properties fo:language="en" fo:country="US" officeooo:rsid="0051544a" officeooo:paragraph-rsid="0051544a"/>
    </style:style>
    <style:style style:name="P62" style:family="paragraph" style:parent-style-name="Standard" style:list-style-name="L5"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63" style:family="paragraph" style:parent-style-name="Standard">
      <style:text-properties fo:language="en" fo:country="US" officeooo:rsid="0051544a" officeooo:paragraph-rsid="0051544a"/>
    </style:style>
    <style:style style:name="P64" style:family="paragraph" style:parent-style-name="Standard">
      <style:text-properties fo:language="en" fo:country="US" officeooo:rsid="0070797c" officeooo:paragraph-rsid="0070797c"/>
    </style:style>
    <style:style style:name="P65" style:family="paragraph" style:parent-style-name="Standard">
      <style:text-properties fo:language="en" fo:country="US" fo:font-weight="normal" officeooo:rsid="00716812" officeooo:paragraph-rsid="00716812" style:font-weight-asian="normal" style:font-weight-complex="normal"/>
    </style:style>
    <style:style style:name="P66"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6c398c"/>
    </style:style>
    <style:style style:name="T68" style:family="text">
      <style:text-properties fo:language="en" fo:country="US" fo:font-weight="bold" officeooo:rsid="006c398c" style:font-weight-asian="bold" style:font-weight-complex="bold"/>
    </style:style>
    <style:style style:name="T69" style:family="text">
      <style:text-properties officeooo:rsid="006c78fc"/>
    </style:style>
    <style:style style:name="T70" style:family="text">
      <style:text-properties fo:font-weight="bold" officeooo:rsid="006c78fc" style:font-weight-asian="bold" style:font-weight-complex="bold"/>
    </style:style>
    <style:style style:name="T71" style:family="text">
      <style:text-properties officeooo:rsid="00716812"/>
    </style:style>
    <style:style style:name="T72" style:family="text">
      <style:text-properties fo:font-weight="bold" officeooo:rsid="00716812" style:font-weight-asian="bold" style:font-weight-complex="bold"/>
    </style:style>
    <style:style style:name="T73" style:family="text">
      <style:text-properties fo:font-weight="normal" officeooo:rsid="00716812" style:font-weight-asian="normal" style:font-weight-complex="normal"/>
    </style:style>
    <style:style style:name="T74"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p text:style-name="P59"/>
      <text:h text:style-name="Heading_20_3" text:outline-level="3">Edit screen</text:h>
      <text:p text:style-name="P60"><text:span text:style-name="T66">Standard Edit screen (name above value) provided in many Blazor and </text:span><text:a xlink:type="simple" xlink:href="https://getbootstrap.com/docs/4.0/components/forms/" text:style-name="Internet_20_link" text:visited-style-name="Visited_20_Internet_20_Link"><text:span text:style-name="T66">Bootstrap</text:span></text:a><text:span text:style-name="T66">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66">pragimtech</text:span></text:a><text:span text:style-name="T66"> recommendations. </text:span><text:span text:style-name="T67">HTML Form is main part of the edit screen. The </text:span><text:span text:style-name="T68">EditCustomer.razor</text:span><text:span text:style-name="T67"> component is used for the following operations:</text:span></text:p>
      <text:list text:style-name="L5">
        <text:list-item>
          <text:p text:style-name="P61">edit a previously entered <text:span text:style-name="T69">record (</text:span><text:span text:style-name="T70">edit</text:span><text:span text:style-name="T69"> action)</text:span>,</text:p>
        </text:list-item>
        <text:list-item>
          <text:p text:style-name="P61">view all customer’<text:span text:style-name="T69">s</text:span> details <text:span text:style-name="T69">(</text:span><text:span text:style-name="T70">view</text:span><text:span text:style-name="T69"> action)</text:span>,</text:p>
        </text:list-item>
        <text:list-item>
          <text:p text:style-name="P61">delete <text:span text:style-name="T69">record about the </text:span>customer <text:span text:style-name="T69">(</text:span><text:span text:style-name="T70">delete</text:span><text:span text:style-name="T69"> action)</text:span>,</text:p>
        </text:list-item>
        <text:list-item>
          <text:p text:style-name="P61">create a new customer <text:span text:style-name="T69">(</text:span><text:span text:style-name="T70">new</text:span><text:span text:style-name="T69"> action)</text:span>.</text:p>
          <text:p text:style-name="P62">Action is defined as the first parameter of the URL:</text:p>
        </text:list-item>
      </text:list>
      <text:p text:style-name="P18">@page "/EditCustomer/{<text:span text:style-name="T15">action</text:span>}/{argument?}"</text:p>
      <text:p text:style-name="P63">Parameter <text:span text:style-name="T24">argument</text:span> contains id of the customer. Parameter is optional for the new action.</text:p>
      <text:h text:style-name="Heading_20_4" text:outline-level="4">Custom Controls</text:h>
      <text:p text:style-name="P64">Control for the input region is not 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1">for using it inside </text:span><text:span text:style-name="T72">EditForm</text:span><text:span text:style-name="T73">.</text:span><text:span text:style-name="T72"> </text:span><text:span text:style-name="T73">Add command</text:span></text:p>
      <text:p text:style-name="P18">@inherits <text:span text:style-name="T15">InputBase&lt;string&gt;</text:span></text:p>
      <text:p text:style-name="P65">at a top of the component. You can use any other type instead of the string.</text:p>
      <text:p text:style-name="P64"/>
      <text:p text:style-name="P60"><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0">// <text:a xlink:type="simple" xlink:href="https://getbootstrap.com/docs/4.0/components/forms/" text:style-name="Internet_20_link" text:visited-style-name="Visited_20_Internet_20_Link">Forms · Bootstrap</text:a> </text:p>
      <text:p text:style-name="P44"/>
      <text:p text:style-name="P66"><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66"><text:span text:style-name="T74">//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66"><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66"><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66"><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66"><text:span text:style-name="T1">// </text:span><text:a xlink:type="simple" xlink:href="https://console.cloud.google.com/" text:style-name="Internet_20_link" text:visited-style-name="Visited_20_Internet_20_Link"><text:span text:style-name="T1">https://console.cloud.google.com</text:span></text:a></text:p>
      <text:p text:style-name="P66"><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0:50:36.184000000</meta:creation-date>
    <dc:date>2025-06-16T10:14:18.716000000</dc:date>
    <meta:editing-duration>P1DT4H22M7S</meta:editing-duration>
    <meta:editing-cycles>69</meta:editing-cycles>
    <meta:generator>LibreOffice/24.8.7.2$Windows_X86_64 LibreOffice_project/e07d0a63a46349d29051da79b1fde8160bab2a89</meta:generator>
    <meta:document-statistic meta:table-count="0" meta:image-count="2" meta:object-count="0" meta:page-count="8" meta:paragraph-count="190" meta:word-count="1826" meta:character-count="13337" meta:non-whitespace-character-count="11451"/>
  </office:meta>
</office:document-meta>
</file>